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Nosso Deus É Soberano </text:p>
      <text:p text:style-name="Standard"/>
      <text:p text:style-name="Standard"/>
      <text:p text:style-name="Standard">Intro: A <text:s/>C#m <text:s/>D <text:s/>Bm <text:s/>E </text:p>
      <text:p text:style-name="Standard"/>
      <text:p text:style-name="Standard"><text:s text:c="10"/>A <text:s text:c="16"/>C#m </text:p>
      <text:p text:style-name="Standard">Nosso Deus é soberano </text:p>
      <text:p text:style-name="Standard"><text:s text:c="6"/>D <text:s text:c="5"/>Bm <text:s text:c="19"/>E </text:p>
      <text:p text:style-name="Standard">Ele reina <text:s text:c="4"/>desde a fundação do mundo </text:p>
      <text:p text:style-name="Standard"/>
      <text:p text:style-name="Standard"><text:s text:c="4"/>A <text:s text:c="34"/>C#m </text:p>
      <text:p text:style-name="Standard">A Terra era sem forma e vazia </text:p>
      <text:p text:style-name="Standard"><text:s text:c="24"/>D <text:s text:c="14"/>Bm </text:p>
      <text:p text:style-name="Standard">E o Espirito do nosso Deus </text:p>
      <text:p text:style-name="Standard"><text:s text:c="27"/>E </text:p>
      <text:p text:style-name="Standard">Se movia sobre a face das águas </text:p>
      <text:p text:style-name="Standard"><text:s text:c="6"/>A <text:s text:c="37"/>C#m </text:p>
      <text:p text:style-name="Standard">Foi Ele quem criou o céu dos céus </text:p>
      <text:p text:style-name="Standard"><text:s text:c="29"/>D <text:s text:c="6"/>Bm </text:p>
      <text:p text:style-name="Standard">Fez separação das águas </text:p>
      <text:p text:style-name="Standard"><text:s text:c="17"/>E </text:p>
      <text:p text:style-name="Standard">E da terra seca </text:p>
      <text:p text:style-name="Standard"><text:s text:c="6"/>A <text:s text:c="29"/>C#m </text:p>
      <text:p text:style-name="Standard">Foi Ele quem criou os luminares </text:p>
      <text:p text:style-name="Standard"><text:s text:c="19"/>D <text:s text:c="10"/>Bm </text:p>
      <text:p text:style-name="Standard">Que criou a natureza </text:p>
      <text:p text:style-name="Standard"><text:s text:c="19"/>E </text:p>
      <text:p text:style-name="Standard">E formou o homem </text:p>
      <text:p text:style-name="Standard"/>
      <text:p text:style-name="Standard">Refrão: </text:p>
      <text:p text:style-name="Standard"><text:s text:c="13"/>A <text:s text:c="28"/>C#m </text:p>
      <text:p text:style-name="Standard">Glória a Deus por suas maravilhas </text:p>
      <text:p text:style-name="Standard"><text:s text:c="14"/>D <text:s text:c="11"/>Bm </text:p>
      <text:p text:style-name="Standard">Pela sua grandeza </text:p>
      <text:p text:style-name="Standard"><text:s text:c="13"/>E </text:p>
      <text:p text:style-name="Standard">Glória a Deus, </text:p>
      <text:p text:style-name="Standard"/>
      <text:p text:style-name="Standard"><text:s text:c="13"/>A </text:p>
      <text:p text:style-name="Standard">Glória a Deus </text:p>
      <text:p text:style-name="Standard"/>
      <text:p text:style-name="Standard">----------------- Acordes ----------------- </text:p>
      <text:p text:style-name="Standard">A = X 0 2 2 2 0 </text:p>
      <text:p text:style-name="Standard">Bm = X 2 4 4 3 2 </text:p>
      <text:p text:style-name="Standard">C#m = X 4 6 6 5 4 </text:p>
      <text:p text:style-name="Standard">D = X X 0 2 3 2 </text:p>
      <text:p text:style-name="Standard">E = 0 2 2 1 0 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2:14:50</meta:creation-date>
    <dc:date>2016-05-14T20:22:53</dc:date>
    <meta:editing-duration>PT2M22S</meta:editing-duration>
    <meta:editing-cycles>2</meta:editing-cycles>
    <meta:generator>LibreOffice/5.1.3.2$Linux_x86 LibreOffice_project/10m0$Build-2</meta:generator>
    <meta:document-statistic meta:table-count="0" meta:image-count="0" meta:object-count="0" meta:page-count="1" meta:paragraph-count="39" meta:word-count="156" meta:character-count="1053" meta:non-whitespace-character-count="460"/>
  </office:meta>
</office:document-meta>
</file>